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4cm" svg:stroke-color="#111111" draw:marker-start-width="0.32cm" draw:marker-end-width="0.32cm" svg:stroke-linecap="round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111111" draw:marker-start-width="0.345cm" draw:marker-end-width="0.345cm" draw:fill="none" draw:textarea-horizontal-align="justify" draw:textarea-vertical-align="middle" draw:auto-grow-height="false" fo:min-height="0.14cm" fo:min-width="0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0.371cm" svg:y1="0.247cm" svg:x2="0.237cm" svg:y2="0.106cm">
            <text:p/>
          </draw:line>
          <draw:line draw:style-name="gr1" draw:text-style-name="P1" draw:layer="layout" svg:x1="0.112cm" svg:y1="0.249cm" svg:x2="0.237cm" svg:y2="0.106cm">
            <text:p/>
          </draw:line>
          <draw:line draw:style-name="gr1" draw:text-style-name="P1" draw:layer="layout" svg:x1="0.112cm" svg:y1="0.248cm" svg:x2="0.112cm" svg:y2="0.103cm">
            <text:p/>
          </draw:line>
          <draw:line draw:style-name="gr1" draw:text-style-name="P1" draw:layer="layout" svg:x1="0.371cm" svg:y1="0.248cm" svg:x2="0.37cm" svg:y2="0.103cm">
            <text:p/>
          </draw:line>
          <draw:path draw:style-name="gr1" draw:text-style-name="P1" draw:layer="layout" svg:width="0.055cm" svg:height="0.091cm" draw:transform="skewX (-0.0644026493985907) rotate (-0.856083998103219) translate (0.312081326305635cm 0.18243164834249cm)" svg:viewBox="0 0 56 92" svg:d="M56 0c-61 2-72 52-34 92">
            <text:p/>
          </draw:path>
          <draw:path draw:style-name="gr1" draw:text-style-name="P1" draw:layer="layout" svg:width="0.155cm" svg:height="0.025cm" draw:transform="skewX (0.0883136601509131) rotate (0.863239848036395) translate (0.253390875308732cm 0.356063459039084cm)" svg:viewBox="0 0 156 26" svg:d="M156 19c-31 31-127-49-156-6">
            <text:p/>
          </draw:path>
          <draw:path draw:style-name="gr1" draw:text-style-name="P1" draw:layer="layout" svg:width="0.001cm" svg:height="0.112cm" draw:transform="rotate (1.5707963267949) translate (0.114449172576832cm 0.382895891429634cm)" svg:viewBox="0 0 2 113" svg:d="M0 0c2 57-1 52 2 113">
            <text:p/>
          </draw:path>
          <draw:line draw:style-name="gr1" draw:text-style-name="P1" draw:layer="layout" svg:x1="0.262cm" svg:y1="0.381cm" svg:x2="0.261cm" svg:y2="0.274cm">
            <text:p/>
          </draw:line>
          <draw:path draw:style-name="gr1" draw:text-style-name="P1" draw:layer="layout" svg:width="0.057cm" svg:height="0.091cm" draw:transform="skewX (0.116064395257623) rotate (0.864636111437991) translate (0.132817966903073cm 0.22559668336282cm)" svg:viewBox="0 0 58 92" svg:d="M0 0c61 2 75 52 38 92">
            <text:p/>
          </draw:path>
          <draw:path draw:style-name="gr1" draw:text-style-name="P1" draw:layer="layout" svg:width="0.155cm" svg:height="0.025cm" draw:transform="skewX (0.0898844564777079) rotate (0.864112512662392) translate (0.105850225129252cm 0.373479534979524cm)" svg:viewBox="0 0 156 26" svg:d="M156 19c-31 31-127-49-156-6">
            <text:p/>
          </draw:path>
          <draw:path draw:style-name="gr1" draw:text-style-name="P1" draw:layer="layout" svg:width="0.065cm" svg:height="0.064cm" draw:transform="rotate (1.5707963267949) translate (0.303035460992908cm 0.379549099768638cm)" svg:viewBox="0 0 66 65" svg:d="M66 0c-39 39-31 29-66 65">
            <text:p/>
          </draw:path>
        </draw:g>
        <draw:custom-shape draw:style-name="gr2" draw:text-style-name="P1" draw:layer="layout" svg:width="0.422cm" svg:height="0.43cm" svg:x="0.033cm" svg:y="0.0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6-15T11:48:03.763995675</dc:date>
    <dc:creator>Engelbert Niehaus</dc:creator>
    <meta:editing-duration>P4DT1H41M52S</meta:editing-duration>
    <meta:editing-cycles>10</meta:editing-cycles>
    <meta:generator>LibreOffice/7.1.0.3$MacOSX_X86_64 LibreOffice_project/f6099ecf3d29644b5008cc8f48f42f4a40986e4c</meta:generator>
    <meta:document-statistic meta:object-count="13"/>
  </office:meta>
</office:document-meta>
</file>